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F50000003B292C350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894cm" style:rel-column-width="7302*"/>
    </style:style>
    <style:style style:name="Table1.B" style:family="table-column">
      <style:table-column-properties style:column-width="15.106cm" style:rel-column-width="58233*"/>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4pt" style:text-underline-style="solid" style:text-underline-width="auto" style:text-underline-color="font-color" fo:font-weight="normal" officeooo:rsid="0014571b" officeooo:paragraph-rsid="0014571b" style:font-size-asian="12.25pt" style:font-weight-asian="normal" style:font-size-complex="14pt" style:font-weight-complex="normal"/>
    </style:style>
    <style:style style:name="P2" style:family="paragraph" style:parent-style-name="Standard">
      <style:text-properties fo:font-size="14pt" style:text-underline-style="solid" style:text-underline-width="auto" style:text-underline-color="font-color" fo:font-weight="normal" officeooo:rsid="0014fc21" officeooo:paragraph-rsid="0014fc21" style:font-size-asian="10.5pt" style:font-weight-asian="normal" style:font-size-complex="12pt" style:font-weight-complex="normal"/>
    </style:style>
    <style:style style:name="P3" style:family="paragraph" style:parent-style-name="Standard">
      <style:text-properties fo:font-size="14pt" style:text-underline-style="solid" style:text-underline-width="auto" style:text-underline-color="font-color" fo:font-weight="normal" officeooo:rsid="00377226" officeooo:paragraph-rsid="00377226" style:font-size-asian="10.5pt" style:font-weight-asian="normal" style:font-size-complex="12pt" style:font-weight-complex="normal"/>
    </style:style>
    <style:style style:name="P4" style:family="paragraph" style:parent-style-name="Standard">
      <style:text-properties fo:font-size="14pt" style:text-underline-style="solid" style:text-underline-width="auto" style:text-underline-color="font-color" fo:font-weight="normal" officeooo:rsid="003c5a76" officeooo:paragraph-rsid="003c5a76" style:font-size-asian="10.5pt" style:font-weight-asian="normal" style:font-size-complex="12pt" style:font-weight-complex="normal"/>
    </style:style>
    <style:style style:name="P5" style:family="paragraph" style:parent-style-name="Standard">
      <style:text-properties fo:font-size="14pt" style:text-underline-style="solid" style:text-underline-width="auto" style:text-underline-color="font-color" fo:font-weight="normal" officeooo:rsid="0047f84e" officeooo:paragraph-rsid="0047f84e"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14571b" officeooo:paragraph-rsid="0014571b"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1e6469" officeooo:paragraph-rsid="001e6469"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1fc0bf" officeooo:paragraph-rsid="001fc0bf"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2c96fa" officeooo:paragraph-rsid="002c96fa"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30df43" officeooo:paragraph-rsid="0030df43"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313b2d" officeooo:paragraph-rsid="00313b2d"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3151b4" officeooo:paragraph-rsid="003151b4" style:font-size-asian="10.5pt" style:font-weight-asian="normal" style:font-size-complex="12pt" style:font-weight-complex="normal"/>
    </style:style>
    <style:style style:name="P13" style:family="paragraph" style:parent-style-name="Standard">
      <style:text-properties fo:font-size="12pt" style:text-underline-style="none" fo:font-weight="normal" officeooo:rsid="0032ea38" officeooo:paragraph-rsid="0032ea38" style:font-size-asian="10.5pt" style:font-weight-asian="normal" style:font-size-complex="12pt" style:font-weight-complex="normal"/>
    </style:style>
    <style:style style:name="P14" style:family="paragraph" style:parent-style-name="Standard">
      <style:text-properties fo:font-size="12pt" style:text-underline-style="none" fo:font-weight="normal" officeooo:rsid="0034bbb2" officeooo:paragraph-rsid="0034bbb2" style:font-size-asian="10.5pt" style:font-weight-asian="normal" style:font-size-complex="12pt" style:font-weight-complex="normal"/>
    </style:style>
    <style:style style:name="P15" style:family="paragraph" style:parent-style-name="Standard">
      <style:text-properties fo:font-size="12pt" style:text-underline-style="none" fo:font-weight="normal" officeooo:rsid="00377226" officeooo:paragraph-rsid="0034bbb2" style:font-size-asian="10.5pt" style:font-weight-asian="normal" style:font-size-complex="12pt" style:font-weight-complex="normal"/>
    </style:style>
    <style:style style:name="P16" style:family="paragraph" style:parent-style-name="Standard">
      <style:paragraph-properties fo:break-before="page"/>
      <style:text-properties fo:font-size="14pt" style:text-underline-style="solid" style:text-underline-width="auto" style:text-underline-color="font-color" fo:font-weight="normal" officeooo:rsid="00377226" officeooo:paragraph-rsid="00377226" style:font-size-asian="10.5pt" style:font-weight-asian="normal" style:font-size-complex="12pt" style:font-weight-complex="normal"/>
    </style:style>
    <style:style style:name="P17" style:family="paragraph" style:parent-style-name="Table_20_Contents">
      <style:text-properties fo:font-size="12pt" style:font-size-asian="10.5pt" style:font-size-complex="12pt"/>
    </style:style>
    <style:style style:name="P18" style:family="paragraph" style:parent-style-name="Table_20_Contents">
      <style:text-properties fo:font-size="12pt" officeooo:rsid="0025eb8a" officeooo:paragraph-rsid="0025eb8a" style:font-size-asian="10.5pt" style:font-size-complex="12pt"/>
    </style:style>
    <style:style style:name="P19" style:family="paragraph" style:parent-style-name="Table_20_Contents">
      <style:text-properties fo:font-size="12pt" officeooo:rsid="002603a6" officeooo:paragraph-rsid="002603a6" style:font-size-asian="10.5pt" style:font-size-complex="12pt"/>
    </style:style>
    <style:style style:name="P20" style:family="paragraph" style:parent-style-name="Table_20_Contents">
      <style:text-properties fo:font-size="12pt" officeooo:rsid="002793ff" officeooo:paragraph-rsid="002793ff" style:font-size-asian="10.5pt" style:font-size-complex="12pt"/>
    </style:style>
    <style:style style:name="P21" style:family="paragraph" style:parent-style-name="Table_20_Contents">
      <style:text-properties fo:font-size="12pt" officeooo:rsid="002a280e" officeooo:paragraph-rsid="002a280e" style:font-size-asian="10.5pt" style:font-size-complex="12pt"/>
    </style:style>
    <style:style style:name="P22" style:family="paragraph" style:parent-style-name="Table_20_Contents">
      <style:text-properties fo:font-size="12pt" fo:font-weight="bold" officeooo:rsid="0025eb8a" officeooo:paragraph-rsid="0025eb8a" style:font-size-asian="10.5pt" style:font-weight-asian="bold" style:font-size-complex="12pt" style:font-weight-complex="bold"/>
    </style:style>
    <style:style style:name="P23" style:family="paragraph" style:parent-style-name="Table_20_Contents">
      <style:text-properties fo:font-size="12pt" fo:font-weight="bold" officeooo:rsid="00265386" officeooo:paragraph-rsid="00265386" style:font-size-asian="10.5pt" style:font-weight-asian="bold" style:font-size-complex="12pt" style:font-weight-complex="bold"/>
    </style:style>
    <style:style style:name="P24" style:family="paragraph" style:parent-style-name="Standard">
      <style:text-properties fo:font-size="12pt" style:text-underline-style="none" fo:font-weight="normal" officeooo:rsid="0047f84e" officeooo:paragraph-rsid="0047f84e"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4f4709" officeooo:paragraph-rsid="004f4709"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511e99" officeooo:paragraph-rsid="00511e99"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513f7a" officeooo:paragraph-rsid="00513f7a" style:font-size-asian="10.5pt" style:font-weight-asian="normal" style:font-size-complex="12pt" style:font-weight-complex="normal"/>
    </style:style>
    <style:style style:name="T1" style:family="text">
      <style:text-properties officeooo:rsid="0014fc21"/>
    </style:style>
    <style:style style:name="T2" style:family="text">
      <style:text-properties style:text-underline-style="none" officeooo:rsid="00154f79" style:font-size-asian="10.5pt" style:font-weight-asian="normal" style:font-size-complex="12pt" style:font-weight-complex="normal"/>
    </style:style>
    <style:style style:name="T3" style:family="text">
      <style:text-properties style:text-underline-style="none" officeooo:rsid="0017ac37" style:font-size-asian="10.5pt" style:font-weight-asian="normal" style:font-size-complex="12pt" style:font-weight-complex="normal"/>
    </style:style>
    <style:style style:name="T4" style:family="text">
      <style:text-properties style:text-underline-style="none" officeooo:rsid="0016f82d" style:font-size-asian="10.5pt" style:font-weight-asian="normal" style:font-size-complex="12pt" style:font-weight-complex="normal"/>
    </style:style>
    <style:style style:name="T5" style:family="text">
      <style:text-properties style:text-underline-style="none" officeooo:rsid="001e6469" style:font-size-asian="10.5pt" style:font-weight-asian="normal" style:font-size-complex="12pt" style:font-weight-complex="normal"/>
    </style:style>
    <style:style style:name="T6" style:family="text">
      <style:text-properties fo:font-size="12pt" style:text-underline-style="none"/>
    </style:style>
    <style:style style:name="T7" style:family="text">
      <style:text-properties fo:font-size="12pt" style:text-underline-style="none" officeooo:rsid="0038f583"/>
    </style:style>
    <style:style style:name="T8" style:family="text">
      <style:text-properties fo:font-size="12pt" style:text-underline-style="none" officeooo:rsid="003ad596"/>
    </style:style>
    <style:style style:name="T9" style:family="text">
      <style:text-properties fo:font-size="12pt" style:text-underline-style="none" officeooo:rsid="003d60bf"/>
    </style:style>
    <style:style style:name="T10" style:family="text">
      <style:text-properties fo:font-size="12pt" style:text-underline-style="none" officeooo:rsid="003fd02c"/>
    </style:style>
    <style:style style:name="T11" style:family="text">
      <style:text-properties fo:font-size="12pt" style:text-underline-style="none" officeooo:rsid="0040f42f"/>
    </style:style>
    <style:style style:name="T12" style:family="text">
      <style:text-properties fo:font-size="12pt" style:text-underline-style="none" officeooo:rsid="0042482e"/>
    </style:style>
    <style:style style:name="T13" style:family="text">
      <style:text-properties fo:font-size="12pt" style:text-underline-style="none" officeooo:rsid="00441e62"/>
    </style:style>
    <style:style style:name="T14" style:family="text">
      <style:text-properties fo:font-size="12pt" style:text-underline-style="none" officeooo:rsid="00452386"/>
    </style:style>
    <style:style style:name="T15" style:family="text">
      <style:text-properties fo:font-size="12pt" style:text-underline-style="none" officeooo:rsid="004b4709"/>
    </style:style>
    <style:style style:name="T16" style:family="text">
      <style:text-properties officeooo:rsid="0021a67d"/>
    </style:style>
    <style:style style:name="T17" style:family="text">
      <style:text-properties officeooo:rsid="00238076"/>
    </style:style>
    <style:style style:name="T18" style:family="text">
      <style:text-properties officeooo:rsid="002603a6"/>
    </style:style>
    <style:style style:name="T19" style:family="text">
      <style:text-properties officeooo:rsid="00265386"/>
    </style:style>
    <style:style style:name="T20" style:family="text">
      <style:text-properties officeooo:rsid="002793ff"/>
    </style:style>
    <style:style style:name="T21" style:family="text">
      <style:text-properties officeooo:rsid="00283f66"/>
    </style:style>
    <style:style style:name="T22" style:family="text">
      <style:text-properties officeooo:rsid="002c4878"/>
    </style:style>
    <style:style style:name="T23" style:family="text">
      <style:text-properties officeooo:rsid="002dda65"/>
    </style:style>
    <style:style style:name="T24" style:family="text">
      <style:text-properties officeooo:rsid="002edce8"/>
    </style:style>
    <style:style style:name="T25" style:family="text">
      <style:text-properties officeooo:rsid="004955aa"/>
    </style:style>
    <style:style style:name="T26" style:family="text">
      <style:text-properties officeooo:rsid="00495eb8"/>
    </style:style>
    <style:style style:name="T27" style:family="text">
      <style:text-properties style:font-name="Liberation Serif1"/>
    </style:style>
    <style:style style:name="T28" style:family="text">
      <style:text-properties style:font-name="Liberation Serif1" officeooo:rsid="00533c33"/>
    </style:style>
    <style:style style:name="T29" style:family="text">
      <style:text-properties style:font-name="Liberation Serif1" officeooo:rsid="005512ad"/>
    </style:style>
    <style:style style:name="T30" style:family="text">
      <style:text-properties style:font-name="Liberation Serif1" officeooo:rsid="005553af"/>
    </style:style>
    <style:style style:name="T31" style:family="text">
      <style:text-properties style:font-name="Liberation Serif1" officeooo:rsid="0056b40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mplementation of a Simple Compiler</text:p>
      <text:p text:style-name="P6"/>
      <text:p text:style-name="P6">-<text:span text:style-name="T24">Lexical analysis</text:span></text:p>
      <text:p text:style-name="P6">-<text:span text:style-name="T1">Abstract syntax tree, parser</text:span></text:p>
      <text:p text:style-name="P6"><draw:frame draw:style-name="fr1" draw:name="Image1" text:anchor-type="paragraph" svg:width="17cm" svg:height="1.325cm" draw:z-index="0"><draw:image xlink:href="Pictures/10000201000002F50000003B292C350E.png" xlink:type="simple" xlink:show="embed" xlink:actuate="onLoad"/></draw:frame></text:p>
      <text:p text:style-name="P2">Parsers</text:p>
      <text:p text:style-name="Standard"><text:span text:style-name="T2">Languages are </text:span><text:span text:style-name="T3">described</text:span><text:span text:style-name="T2"> </text:span><text:span text:style-name="T3">by a grammar</text:span><text:span text:style-name="T2"> which define </text:span><text:span text:style-name="T4">valid constructions of terms. In other words there is a list of rules which defined what expressions are accepted by the language. In a broad sense, spoken language follows a grammar with rules and it is the same for computer languages as well. BNF </text:span><text:span text:style-name="T5">(Backus-</text:span><text:span text:style-name="T4">Naur Form) was invented in order to standardise and express the rules in a grammar. </text:span></text:p>
      <text:p text:style-name="P7"/>
      <text:p text:style-name="P8">BNF is a notation technique used to <text:span text:style-name="T16">explicitly</text:span> state the syntax of a language<text:span text:style-name="T17">s in computer science whether they be programming languages or just formatting of a document etc. The notation of the language revolves around using tags in order to express terms. A brief explanation of how the notation is defined is as follows.</text:span></text:p>
      <text:p text:style-name="P8"/>
      <table:table table:name="Table1" table:style-name="Table1">
        <table:table-column table:style-name="Table1.A"/>
        <table:table-column table:style-name="Table1.B"/>
        <table:table-row>
          <table:table-cell table:style-name="Table1.A1" office:value-type="string">
            <text:p text:style-name="P22">Symbol</text:p>
          </table:table-cell>
          <table:table-cell table:style-name="Table1.B1" office:value-type="string">
            <text:p text:style-name="P23">Meaning</text:p>
          </table:table-cell>
        </table:table-row>
        <table:table-row>
          <table:table-cell table:style-name="Table1.A2" office:value-type="string">
            <text:p text:style-name="P18">&lt;expr&gt;</text:p>
          </table:table-cell>
          <table:table-cell table:style-name="Table1.B2" office:value-type="string">
            <text:p text:style-name="P18">Things inside '&lt;&gt;' are non-terminals. These refer to the tags mentioned which are <text:span text:style-name="T22">labelled.</text:span> In this case labelled 'expr'. <text:span text:style-name="T18">These then refer to the fact that this is defined in another place.</text:span></text:p>
          </table:table-cell>
        </table:table-row>
        <table:table-row>
          <table:table-cell table:style-name="Table1.A2" office:value-type="string">
            <text:p text:style-name="P17">“<text:span text:style-name="T18">1”</text:span></text:p>
          </table:table-cell>
          <table:table-cell table:style-name="Table1.B2" office:value-type="string">
            <text:p text:style-name="P19">Things inside “” quotations are <text:span text:style-name="T19">terminals. This means that this explicitly states that 1 should occur at that point.</text:span></text:p>
          </table:table-cell>
        </table:table-row>
        <table:table-row>
          <table:table-cell table:style-name="Table1.A2" office:value-type="string">
            <text:p text:style-name="P17">::<text:span text:style-name="T20">=</text:span></text:p>
          </table:table-cell>
          <table:table-cell table:style-name="Table1.B2" office:value-type="string">
            <text:p text:style-name="P20">This says that the things on the left hand side of it is defined by what is on the right hand side. <text:span text:style-name="T21">This is used to define the non-terminals above.</text:span></text:p>
          </table:table-cell>
        </table:table-row>
        <table:table-row>
          <table:table-cell table:style-name="Table1.A2" office:value-type="string">
            <text:p text:style-name="P21">|</text:p>
          </table:table-cell>
          <table:table-cell table:style-name="Table1.B2" office:value-type="string">
            <text:p text:style-name="P21">The bar is used in order to make a chose in the productions. | creates complexity in the grammar to build complex syntax.</text:p>
          </table:table-cell>
        </table:table-row>
      </table:table>
      <text:p text:style-name="P8"/>
      <text:p text:style-name="P9">With the use of these symbols a grammar tree can be formed of multiple definitions of different non-terminals. By creating this abstraction, a simple <text:span text:style-name="T23">and </text:span>easy to understand <text:span text:style-name="T23">representation</text:span> of part of some syntax tree can be made of a complex grammar. <text:span text:style-name="T24">A simple example of a BNF would be that of </text:span></text:p>
      <text:p text:style-name="P10">addition of a sting of numbers.</text:p>
      <text:p text:style-name="P10"/>
      <text:p text:style-name="P11">&lt;expr&gt; ::= &lt;digit&gt; | &lt;expr&gt; “+” &lt;digit&gt;</text:p>
      <text:p text:style-name="P11">&lt;digit&gt; ::= “1” | “2” | “3” | “4” | “5” | “6” | “7” | “8” | “9” | “0”</text:p>
      <text:p text:style-name="P11"/>
      <text:p text:style-name="P12">Here you can see that this language would accept strings like:</text:p>
      <text:p text:style-name="P12">“1”, “4+0+5”</text:p>
      <text:p text:style-name="P12">but not of:</text:p>
      <text:p text:style-name="P12">“+3+4”, “+”, “”, etc.</text:p>
      <text:p text:style-name="P13">Notice how recursion is used here which means that a finite grammar can be used to accept potentially infinite strings. //////</text:p>
      <text:p text:style-name="P13"/>
      <text:p text:style-name="P14">Extended BNF also exists which is a short hand of BNF but keeps all the same power.</text:p>
      <text:p text:style-name="P14"/>
      <text:p text:style-name="P15"/>
      <text:p text:style-name="P16">Lexers</text:p>
      <text:p text:style-name="P3"><text:span text:style-name="T15">The definitions of representing grammars can then be used for</text:span><text:span text:style-name="T6"> for implementing a simple compiler. A simple compiler will take an input st</text:span><text:span text:style-name="T15">r</text:span><text:span text:style-name="T6">ing in </text:span><text:span text:style-name="T15">one </text:span><text:span text:style-name="T6">language domain and output to a target domain. This may be </text:span><text:span text:style-name="T7">machine code or may just be a different format of the input string. The idea is that even though the grammar of the language is the same, the </text:span><text:span text:style-name="T8">meaning</text:span><text:span text:style-name="T7"> or syntax of the target is the exact same. </text:span></text:p>
      <text:p text:style-name="P3"/>
      <text:p text:style-name="P4"><text:span text:style-name="T10">A Lexer is usually the first step in compiling of a program. </text:span><text:span text:style-name="T7">L</text:span><text:span text:style-name="T6">exical analysis is used to break up the input stream </text:span><text:span text:style-name="T9">of characters </text:span><text:span text:style-name="T6">into tokens. </text:span><text:span text:style-name="T9">Tokens correspond to terminals, in the same vein as in </text:span><text:span text:style-name="T11">BNF. </text:span><text:span text:style-name="T12">The stage usually removes white space and comments in the code however not all white space may be stripped. </text:span><text:span text:style-name="T13">New lines and tabs may turn into tokens for languages which are white space </text:span><text:span text:style-name="T14">indentation</text:span><text:span text:style-name="T13"> dependant such as python. </text:span></text:p>
      <text:p text:style-name="P4"/>
      <text:p text:style-name="P5">Parser Combinators</text:p>
      <text:p text:style-name="P24">When the input stream has been <text:span text:style-name="T25">converted</text:span> into <text:span text:style-name="T26">tokens by the lexical analyser, it is then the job of parsers to consume these and map them to rules onto data types. Parsers which do this are deeply tied to the language the compiler is written in. The example of parsers will be in Haskell and so parser combinators will be used. Parse combinators are high order functions which consume some input t convert into a target data type. Parser combinators work by parsers consuming parsers and produce new data types which will be then input into another parser.</text:span></text:p>
      <text:p text:style-name="P24"/>
      <text:p text:style-name="P25">In this notion, a library of parsers and operations are made to combine them. First to make a parser which does not consume any input :<text:line-break/>produce' :: a → String → [(String, a)]</text:p>
      <text:p text:style-name="P25">produce' x ts = [ts, x)]</text:p>
      <text:p text:style-name="P25">'String → [(String, a)]' refers to the Parser a.</text:p>
      <text:p text:style-name="P25">The 'x' is the value we want to produce.</text:p>
      <text:p text:style-name="P25">The 'ts' is the input stream. </text:p>
      <text:p text:style-name="P26"/>
      <text:p text:style-name="P26">In order to eliminate writing 'String → [(String, a)]' continuously for creating these parsers, a new datatype can be defined. </text:p>
      <text:p text:style-name="P26">data Parser a = Parser (String → [(String, a)]</text:p>
      <text:p text:style-name="P26">The parser produce' above that does not prodce anything can now be represented as:</text:p>
      <text:p text:style-name="P26">produce' :: a → Parser a</text:p>
      <text:p text:style-name="P26"/>
      <text:p text:style-name="P26">parse :: Parser a → (String → [(String, a)])</text:p>
      <text:p text:style-name="P26">parse (Parser p) = p</text:p>
      <text:p text:style-name="P26"/>
      <text:p text:style-name="P27">Using this datatype, parsers can now be defined:</text:p>
      <text:p text:style-name="P27">produce :: a → Parser a</text:p>
      <text:p text:style-name="P27">produce x = Parser (<text:span text:style-name="T27">λ ts → [(ts, x)]</text:span></text:p>
      <text:p text:style-name="P27"/>
      <text:p text:style-name="P27"><text:span text:style-name="T27">The λ stands for an anonymous function. T</text:span><text:span text:style-name="T28">hese are useful for passing them as parameters to higher order functions like map, fmap etc. </text:span><text:span text:style-name="T29">This is very </text:span><text:span text:style-name="T31">useful</text:span><text:span text:style-name="T29"> for parsers created in functional programming </text:span><text:span text:style-name="T30">languages.</text:span><text:span text:style-name="T29">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31T15:15:38.989113309</meta:creation-date>
    <dc:date>2016-11-07T20:01:01.666065135</dc:date>
    <meta:editing-duration>PT4H27M43S</meta:editing-duration>
    <meta:editing-cycles>64</meta:editing-cycles>
    <meta:generator>LibreOffice/4.2.8.2$Linux_X86_64 LibreOffice_project/420m0$Build-2</meta:generator>
    <meta:document-statistic meta:table-count="1" meta:image-count="1" meta:object-count="0" meta:page-count="2" meta:paragraph-count="46" meta:word-count="822" meta:character-count="4530" meta:non-whitespace-character-count="3747"/>
  </office:meta>
</office:document-meta>
</file>